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LocalElementImpl.getIdentityConstraint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LocalElementImpl.setIdentityConstraints( SchemaIdentityConstraint . Ref [ ] constra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LocalElementImpl.getIdentityConstra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LocalElementImp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setAnnotation( SchemaAnnotation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blockSubstit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setAbstract( boolean a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setWsdlArrayType( SOAPArrayType arra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blockRestri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block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getWSDL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LocalElementImpl.setBlock( boolean extension , boolean restriction , boolean substit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LocalElementImpl.SchemaLocalEle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